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1$Win32 OpenOffice.org_project/680m1$Build-8990
  </meta:generator>
    <meta:creation-date>2006-08-13T17:28:20</meta:creation-date>
    <dc:date>2006-08-13T17:29:21</dc:date>
    <dc:language>ru-RU</dc:language>
    <meta:editing-cycles>2</meta:editing-cycles>
    <meta:editing-duration>PT1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4"/>
  </office:meta>
</office:document-meta>
</file>